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co2" style:family="table-column">
      <style:table-column-properties fo:break-before="auto" style:column-width="4.969cm"/>
    </style:style>
    <style:style style:name="co3" style:family="table-column">
      <style:table-column-properties fo:break-before="auto" style:column-width="16.74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23" style:family="table-cell" style:parent-style-name="Default">
      <style:table-cell-properties fo:background-color="#8bc34a" style:text-align-source="fix" style:repeat-content="false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shadow="#808080 -0.176cm 0.176cm" style:vertical-align="middle"/>
      <style:paragraph-properties fo:text-align="center" fo:margin-left="0cm"/>
      <style:text-properties style:font-name="DejaVu Sans" fo:font-size="11pt" style:font-size-asian="11.5pt" style:font-size-complex="11.5pt"/>
    </style:style>
    <style:style style:name="ce3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8bc34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9" style:family="table-cell" style:parent-style-name="Default">
      <style:table-cell-properties fo:background-color="#8bc34a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adow="#808080 -0.176cm 0.176cm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ce10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direction="ltr" style:rotation-angle="0" style:rotation-align="none" style:shadow="#808080 -0.176cm 0.176cm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74pt solid #000000" style:shadow="#808080 -0.176cm 0.176cm" style:vertical-align="middle"/>
      <style:paragraph-properties fo:text-align="start" fo:margin-left="0cm"/>
      <style:text-properties style:font-name="DejaVu Sans" fo:font-size="11pt" style:font-size-asian="11.5pt" style:font-size-complex="11.5pt"/>
    </style:style>
    <style:style style:name="ce12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adow="#808080 -0.176cm 0.176cm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74pt solid #000000" style:shadow="#808080 -0.176cm 0.176cm" style:vertical-align="middle"/>
      <style:paragraph-properties fo:text-align="start" fo:margin-left="0cm"/>
      <style:text-properties style:font-name="DejaVu Sans" fo:font-size="11pt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rotation-align="none" style:shadow="#808080 -0.176cm 0.176cm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6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rotation-align="none" style:shadow="#808080 -0.176cm 0.176cm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rotation-align="none" style:shadow="#808080 -0.176cm 0.176cm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adow="#808080 -0.176cm 0.176cm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direction="ltr" style:rotation-angle="0" style:rotation-align="none" style:shadow="#808080 -0.176cm 0.176cm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fo:border="0.74pt solid #000000" style:rotation-align="none" style:shadow="#808080 -0.176cm 0.176cm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eef7e3" style:diagonal-bl-tr="none" style:diagonal-tl-br="none" fo:border="0.74pt solid #000000" style:rotation-align="none" style:shadow="#808080 -0.176cm 0.176cm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adow="#808080 -0.176cm 0.176cm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number-columns-repeated="8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6374" table:default-cell-style-name="ce5"/>
        <table:table-row table:style-name="ro1">
          <table:table-cell table:style-name="ce23" office:value-type="string" calcext:value-type="string" table:number-columns-spanned="10" table:number-rows-spanned="2">
            <text:p>USER STORIES - EzParking system</text:p>
          </table:table-cell>
          <table:covered-table-cell table:style-name="ce7"/>
          <table:covered-table-cell table:number-columns-repeated="8" table:style-name="ce14"/>
          <table:table-cell table:style-name="ce7" office:value-type="string" calcext:value-type="string" table:number-columns-spanned="2" table:number-rows-spanned="2">
            <text:p>LO-FI</text:p>
          </table:table-cell>
          <table:covered-table-cell table:style-name="ce14"/>
          <table:table-cell table:style-name="ce35" table:number-columns-repeated="13"/>
          <table:table-cell table:number-columns-repeated="16359"/>
        </table:table-row>
        <table:table-row table:style-name="ro1">
          <table:covered-table-cell table:style-name="ce32"/>
          <table:covered-table-cell table:number-columns-repeated="9" table:style-name="ce39"/>
          <table:covered-table-cell table:number-columns-repeated="2" table:style-name="ce14"/>
          <table:table-cell table:style-name="ce35" table:number-columns-repeated="13"/>
          <table:table-cell table:number-columns-repeated="1635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9" table:number-rows-spanned="1">
            <text:p>As an administrator I want to be able to visualize the status of my application's microservices, so I know if there are some problems.</text:p>
          </table:table-cell>
          <table:covered-table-cell table:number-columns-repeated="8" table:style-name="ce15"/>
          <table:table-cell table:style-name="ce18" table:number-columns-spanned="2" table:number-rows-spanned="1"/>
          <table:covered-table-cell table:style-name="ce20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 table:number-columns-spanned="9" table:number-rows-spanned="1">
            <text:p>As an administrator I want to view all the users and search for them so I can manage their accounts.</text:p>
          </table:table-cell>
          <table:covered-table-cell table:number-columns-repeated="8" table:style-name="ce16"/>
          <table:table-cell table:style-name="ce19" table:number-columns-spanned="2" table:number-rows-spanned="1"/>
          <table:covered-table-cell table:style-name="ce21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9" table:number-rows-spanned="1">
            <text:p>As an administrator I want to have access to a user’s information so I can decide to disable or enable their account.</text:p>
          </table:table-cell>
          <table:covered-table-cell table:number-columns-repeated="8" table:style-name="ce15"/>
          <table:table-cell table:style-name="ce18" table:number-columns-spanned="2" table:number-rows-spanned="1"/>
          <table:covered-table-cell table:style-name="ce20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 table:number-columns-spanned="9" table:number-rows-spanned="1">
            <text:p>As a user I want to register to the system so that I can access to the application.</text:p>
          </table:table-cell>
          <table:covered-table-cell table:number-columns-repeated="8" table:style-name="ce16"/>
          <table:table-cell table:style-name="ce19" table:number-columns-spanned="2" table:number-rows-spanned="1"/>
          <table:covered-table-cell table:style-name="ce21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 table:number-columns-spanned="9" table:number-rows-spanned="1">
            <text:p>As a user I want to receive a confirmation mail after I registered so that I know that all has gone fine.</text:p>
          </table:table-cell>
          <table:covered-table-cell table:number-columns-repeated="8" table:style-name="ce17"/>
          <table:table-cell table:style-name="ce18" table:number-columns-spanned="2" table:number-rows-spanned="1"/>
          <table:covered-table-cell table:style-name="ce20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9" table:number-rows-spanned="1">
            <text:p>As a user I want to login into the system so that I can authenticate myself to the platform and use app’s functionalities.</text:p>
          </table:table-cell>
          <table:covered-table-cell table:number-columns-repeated="8" table:style-name="ce15"/>
          <table:table-cell table:style-name="ce19" table:number-columns-spanned="2" table:number-rows-spanned="1"/>
          <table:covered-table-cell table:style-name="ce21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 table:number-columns-spanned="9" table:number-rows-spanned="1">
            <text:p>As a user I want to logout from the system so that I can exit from the platform while I don’t use it.</text:p>
          </table:table-cell>
          <table:covered-table-cell table:number-columns-repeated="8" table:style-name="ce16"/>
          <table:table-cell table:style-name="ce18" table:number-columns-spanned="2" table:number-rows-spanned="1"/>
          <table:covered-table-cell table:style-name="ce20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9" table:number-rows-spanned="1">
            <text:p>As a user I want to modify personal data so that I can keep updated my account.</text:p>
          </table:table-cell>
          <table:covered-table-cell table:number-columns-repeated="8" table:style-name="ce15"/>
          <table:table-cell table:style-name="ce19" table:number-columns-spanned="2" table:number-rows-spanned="1"/>
          <table:covered-table-cell table:style-name="ce21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office:value-type="string" calcext:value-type="string" table:number-columns-spanned="9" table:number-rows-spanned="1">
            <text:p>As a user I want to have a personal dashboard so that I can check my personal data and history.</text:p>
          </table:table-cell>
          <table:covered-table-cell table:number-columns-repeated="8" table:style-name="ce16"/>
          <table:table-cell table:style-name="ce18" table:number-columns-spanned="2" table:number-rows-spanned="1"/>
          <table:covered-table-cell table:style-name="ce20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 table:number-columns-spanned="9" table:number-rows-spanned="1">
            <text:p>As a user I want to see all the functionalities of the app in my homepage so that I can access easily to them.</text:p>
          </table:table-cell>
          <table:covered-table-cell table:number-columns-repeated="8" table:style-name="ce15"/>
          <table:table-cell table:style-name="ce19" table:number-columns-spanned="2" table:number-rows-spanned="1"/>
          <table:covered-table-cell table:style-name="ce21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10" office:value-type="string" calcext:value-type="string" table:number-columns-spanned="9" table:number-rows-spanned="1">
            <text:p>As user I want to see my statistics in the personal dashboard, so I can know the number of my active reservations, my available parking spots and more.</text:p>
          </table:table-cell>
          <table:covered-table-cell table:number-columns-repeated="8" table:style-name="ce16"/>
          <table:table-cell table:style-name="ce18" table:number-columns-spanned="2" table:number-rows-spanned="1"/>
          <table:covered-table-cell table:style-name="ce20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9" office:value-type="string" calcext:value-type="string" table:number-columns-spanned="9" table:number-rows-spanned="1">
            <text:p>As a user I want to receive a notification if my account has been disabled or enabled by administrators so that I know if I can use the app.</text:p>
          </table:table-cell>
          <table:covered-table-cell table:number-columns-repeated="8" table:style-name="ce15"/>
          <table:table-cell table:style-name="ce19" table:number-columns-spanned="2" table:number-rows-spanned="1"/>
          <table:covered-table-cell table:style-name="ce21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 table:number-columns-spanned="9" table:number-rows-spanned="1">
            <text:p>As a driver I want a map in the homepage that displays all the available parking spots so that I can precisely choose the parking spot position.</text:p>
          </table:table-cell>
          <table:covered-table-cell table:number-columns-repeated="8" table:style-name="ce15"/>
          <table:table-cell table:style-name="ce18" table:number-columns-spanned="2" table:number-rows-spanned="1"/>
          <table:covered-table-cell table:style-name="ce20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0" office:value-type="string" calcext:value-type="string" table:number-columns-spanned="9" table:number-rows-spanned="1">
            <text:p>As a driver I want to search for available parking spots so that I can book it.</text:p>
          </table:table-cell>
          <table:covered-table-cell table:number-columns-repeated="8" table:style-name="ce16"/>
          <table:table-cell table:style-name="ce19" table:number-columns-spanned="2" table:number-rows-spanned="1"/>
          <table:covered-table-cell table:style-name="ce21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 table:number-columns-spanned="9" table:number-rows-spanned="1">
            <text:p>As a driver I want to be able to search parking spots through filters so that I can find the best parking for my needs.</text:p>
          </table:table-cell>
          <table:covered-table-cell table:number-columns-repeated="8" table:style-name="ce15"/>
          <table:table-cell table:style-name="ce18" table:number-columns-spanned="2" table:number-rows-spanned="1"/>
          <table:covered-table-cell table:style-name="ce20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10" office:value-type="string" calcext:value-type="string" table:number-columns-spanned="9" table:number-rows-spanned="1">
            <text:p>As a driver I want to search for a parking spot selecting a distance range so that I can find the parking space in the best possible position.</text:p>
          </table:table-cell>
          <table:covered-table-cell table:number-columns-repeated="8" table:style-name="ce16"/>
          <table:table-cell table:style-name="ce19" table:number-columns-spanned="2" table:number-rows-spanned="1"/>
          <table:covered-table-cell table:style-name="ce21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11" office:value-type="string" calcext:value-type="string" table:number-columns-spanned="9" table:number-rows-spanned="1">
            <text:p>As a driver I want to book a parking spot for a specific interval of time and pay for it so that I can easily park my car.</text:p>
          </table:table-cell>
          <table:covered-table-cell table:number-columns-repeated="8" table:style-name="ce13"/>
          <table:table-cell table:style-name="ce18" table:number-columns-spanned="2" table:number-rows-spanned="1"/>
          <table:covered-table-cell table:style-name="ce20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 table:number-columns-spanned="9" table:number-rows-spanned="1">
            <text:p>As a driver I want to see all parking spots available when I search for them, in order to decide myself which I want to book.</text:p>
          </table:table-cell>
          <table:covered-table-cell table:number-columns-repeated="8" table:style-name="ce15"/>
          <table:table-cell table:style-name="ce19" table:number-columns-spanned="2" table:number-rows-spanned="1"/>
          <table:covered-table-cell table:style-name="ce21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10" office:value-type="string" calcext:value-type="string" table:number-columns-spanned="9" table:number-rows-spanned="1">
            <text:p>As a driver I want to receive the booking confirmation by email when the resident accepts my request, so that I can check the reservation details.</text:p>
          </table:table-cell>
          <table:covered-table-cell table:number-columns-repeated="8" table:style-name="ce16"/>
          <table:table-cell table:style-name="ce18" table:number-columns-spanned="2" table:number-rows-spanned="1"/>
          <table:covered-table-cell table:style-name="ce20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9" office:value-type="string" calcext:value-type="string" table:number-columns-spanned="9" table:number-rows-spanned="1">
            <text:p>As a driver I want to receive a notification when a resident rejects my request, so I can know whether I have to book another parking spot.</text:p>
          </table:table-cell>
          <table:covered-table-cell table:number-columns-repeated="8" table:style-name="ce15"/>
          <table:table-cell table:style-name="ce19" table:number-columns-spanned="2" table:number-rows-spanned="1"/>
          <table:covered-table-cell table:style-name="ce21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10" office:value-type="string" calcext:value-type="string" table:number-columns-spanned="9" table:number-rows-spanned="1">
            <text:p>As a driver I want to choose the payment method so that I can pay the parking spot in several digital ways.</text:p>
          </table:table-cell>
          <table:covered-table-cell table:number-columns-repeated="8" table:style-name="ce16"/>
          <table:table-cell table:style-name="ce18" table:number-columns-spanned="2" table:number-rows-spanned="1"/>
          <table:covered-table-cell table:style-name="ce20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9" office:value-type="string" calcext:value-type="string" table:number-columns-spanned="9" table:number-rows-spanned="1">
            <text:p>As a driver I want to see the list of all my reservations requests, so that I can see which are still waiting to be accepted by the resident and which have been already accepted or rejected. </text:p>
          </table:table-cell>
          <table:covered-table-cell table:number-columns-repeated="8" table:style-name="ce15"/>
          <table:table-cell table:style-name="ce19" table:number-columns-spanned="2" table:number-rows-spanned="1"/>
          <table:covered-table-cell table:style-name="ce21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10" office:value-type="string" calcext:value-type="string" table:number-columns-spanned="9" table:number-rows-spanned="1">
            <text:p>As a driver I want to be able to delete a reservation request so that I can free a parking spot if I don’t need it anymore.</text:p>
          </table:table-cell>
          <table:covered-table-cell table:number-columns-repeated="8" table:style-name="ce16"/>
          <table:table-cell table:style-name="ce18" table:number-columns-spanned="2" table:number-rows-spanned="1"/>
          <table:covered-table-cell table:style-name="ce20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9" office:value-type="string" calcext:value-type="string" table:number-columns-spanned="9" table:number-rows-spanned="1">
            <text:p>As a driver I want to rate and comment the parking service so that I can share my parking experience with other drivers.</text:p>
          </table:table-cell>
          <table:covered-table-cell table:number-columns-repeated="8" table:style-name="ce15"/>
          <table:table-cell table:style-name="ce19" table:number-columns-spanned="2" table:number-rows-spanned="1"/>
          <table:covered-table-cell table:style-name="ce21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 table:number-columns-spanned="9" table:number-rows-spanned="1">
            <text:p>As a driver I want to access my reputation score on my dashboard so I can know which parking spaces I can book.</text:p>
          </table:table-cell>
          <table:covered-table-cell table:number-columns-repeated="8" table:style-name="ce16"/>
          <table:table-cell table:style-name="ce18" table:number-columns-spanned="2" table:number-rows-spanned="1"/>
          <table:covered-table-cell table:style-name="ce20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9" office:value-type="string" calcext:value-type="string" table:number-columns-spanned="9" table:number-rows-spanned="1">
            <text:p>As a driver I want to see all my bookings in a calendar view, so I can quickly understand my schedule and have a clear overview of my reservations.</text:p>
          </table:table-cell>
          <table:covered-table-cell table:number-columns-repeated="8" table:style-name="ce15"/>
          <table:table-cell table:style-name="ce19" table:number-columns-spanned="2" table:number-rows-spanned="1"/>
          <table:covered-table-cell table:style-name="ce21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9" office:value-type="string" calcext:value-type="string" table:number-columns-spanned="9" table:number-rows-spanned="1">
            <text:p>As a driver I want to receive the details of the resident after a booking so that I can contact them if needed.</text:p>
          </table:table-cell>
          <table:covered-table-cell table:number-columns-repeated="8" table:style-name="ce15"/>
          <table:table-cell table:style-name="ce19" table:number-columns-spanned="2" table:number-rows-spanned="1"/>
          <table:covered-table-cell table:style-name="ce21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12" office:value-type="string" calcext:value-type="string" table:number-columns-spanned="9" table:number-rows-spanned="1">
            <text:p>As a driver I want to see all the reviews I have received from the residents so that I can evaluate my behaviour.</text:p>
          </table:table-cell>
          <table:covered-table-cell table:number-columns-repeated="8" table:style-name="ce12"/>
          <table:table-cell table:style-name="ce19" table:number-columns-spanned="2" table:number-rows-spanned="1"/>
          <table:covered-table-cell table:style-name="ce21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13" office:value-type="string" calcext:value-type="string" table:number-columns-spanned="9" table:number-rows-spanned="1">
            <text:p>As a driver I want to rate a resident that used one of my parking spots, so that I can share the related experience.</text:p>
          </table:table-cell>
          <table:covered-table-cell table:number-columns-repeated="8" table:style-name="ce13"/>
          <table:table-cell table:style-name="ce12" table:number-columns-spanned="2" table:number-rows-spanned="1"/>
          <table:covered-table-cell table:style-name="ce12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12" office:value-type="string" calcext:value-type="string" table:number-columns-spanned="9" table:number-rows-spanned="1">
            <text:p>As a resident I want to insert into the system my parking space so that I can share it with other users and gain revenues.</text:p>
          </table:table-cell>
          <table:covered-table-cell table:number-columns-repeated="8" table:style-name="ce12"/>
          <table:table-cell table:style-name="ce12" table:number-columns-spanned="2" table:number-rows-spanned="1"/>
          <table:covered-table-cell table:style-name="ce12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2" office:value-type="string" calcext:value-type="string" table:number-columns-spanned="9" table:number-rows-spanned="1">
            <text:p>As a resident I want to assign labels to my parking spots so that drivers can easily search for them.</text:p>
          </table:table-cell>
          <table:covered-table-cell table:number-columns-repeated="8" table:style-name="ce12"/>
          <table:table-cell table:style-name="ce12" table:number-columns-spanned="2" table:number-rows-spanned="1"/>
          <table:covered-table-cell table:style-name="ce12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12" office:value-type="string" calcext:value-type="string" table:number-columns-spanned="9" table:number-rows-spanned="1">
            <text:p>As a resident I want to view a list of all my parking spots and add availability time slots, so I can decide when each spot can be booked by the drivers.</text:p>
          </table:table-cell>
          <table:covered-table-cell table:number-columns-repeated="8" table:style-name="ce12"/>
          <table:table-cell table:style-name="ce12" table:number-columns-spanned="2" table:number-rows-spanned="1"/>
          <table:covered-table-cell table:style-name="ce12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2" office:value-type="string" calcext:value-type="string" table:number-columns-spanned="9" table:number-rows-spanned="1">
            <text:p>As a resident I want to view all booking requests for my parking spots so that I can choose which drivers to authorize for each specific spot and time slot.</text:p>
          </table:table-cell>
          <table:covered-table-cell table:number-columns-repeated="8" table:style-name="ce12"/>
          <table:table-cell table:style-name="ce12" table:number-columns-spanned="2" table:number-rows-spanned="1"/>
          <table:covered-table-cell table:style-name="ce12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table:style-name="ce12" office:value-type="string" calcext:value-type="string" table:number-columns-spanned="9" table:number-rows-spanned="1">
            <text:p>As a resident I want to see driver's details and reviews in a request so that I can choose if accept the request.</text:p>
          </table:table-cell>
          <table:covered-table-cell table:number-columns-repeated="8" table:style-name="ce12"/>
          <table:table-cell table:style-name="ce12" table:number-columns-spanned="2" table:number-rows-spanned="1"/>
          <table:covered-table-cell table:style-name="ce12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12" office:value-type="string" calcext:value-type="string" table:number-columns-spanned="9" table:number-rows-spanned="1">
            <text:p>As a resident I want to reject a reservation request so that I can have the full control of my parking spaces.</text:p>
          </table:table-cell>
          <table:covered-table-cell table:number-columns-repeated="8" table:style-name="ce12"/>
          <table:table-cell table:style-name="ce12" table:number-columns-spanned="2" table:number-rows-spanned="1"/>
          <table:covered-table-cell table:style-name="ce12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12" office:value-type="string" calcext:value-type="string" table:number-columns-spanned="9" table:number-rows-spanned="1">
            <text:p>As a resident I want to set a reputation treshold to reserve a parking spot, so that I can give priority to higher reputation users.</text:p>
          </table:table-cell>
          <table:covered-table-cell table:number-columns-repeated="8" table:style-name="ce12"/>
          <table:table-cell table:style-name="ce12" table:number-columns-spanned="2" table:number-rows-spanned="1"/>
          <table:covered-table-cell table:style-name="ce12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12" office:value-type="string" calcext:value-type="string" table:number-columns-spanned="9" table:number-rows-spanned="1">
            <text:p>As a resident I want to rate a driver that used one of my parking spots, so that I can share the related experience.</text:p>
          </table:table-cell>
          <table:covered-table-cell table:number-columns-repeated="8" table:style-name="ce12"/>
          <table:table-cell table:style-name="ce12" table:number-columns-spanned="2" table:number-rows-spanned="1"/>
          <table:covered-table-cell table:style-name="ce12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12" office:value-type="string" calcext:value-type="string" table:number-columns-spanned="9" table:number-rows-spanned="1">
            <text:p>As a resident I want to receive notifications when a driver asks for a booking so that I’m informed about it.</text:p>
          </table:table-cell>
          <table:covered-table-cell table:number-columns-repeated="8" table:style-name="ce12"/>
          <table:table-cell table:style-name="ce12" table:number-columns-spanned="2" table:number-rows-spanned="1"/>
          <table:covered-table-cell table:style-name="ce12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12" office:value-type="string" calcext:value-type="string" table:number-columns-spanned="9" table:number-rows-spanned="1">
            <text:p>As a resident I want to receive a notification if a driver cancels their booking request on my parking spot, so I can be updated in real time about the demand for my parking spots.</text:p>
          </table:table-cell>
          <table:covered-table-cell table:number-columns-repeated="8" table:style-name="ce12"/>
          <table:table-cell table:style-name="ce12" table:number-columns-spanned="2" table:number-rows-spanned="1"/>
          <table:covered-table-cell table:style-name="ce12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12" office:value-type="string" calcext:value-type="string" table:number-columns-spanned="9" table:number-rows-spanned="1">
            <text:p>As a resident I want to see all the reviews I have received from the drivers so that I can evaluate my behaviour.</text:p>
          </table:table-cell>
          <table:covered-table-cell table:number-columns-repeated="8" table:style-name="ce12"/>
          <table:table-cell table:style-name="ce12" table:number-columns-spanned="2" table:number-rows-spanned="1"/>
          <table:covered-table-cell table:style-name="ce12"/>
          <table:table-cell table:style-name="ce22"/>
          <table:table-cell table:style-name="ce35" table:number-columns-repeated="12"/>
          <table:table-cell table:number-columns-repeated="16359"/>
        </table:table-row>
        <table:table-row table:style-name="ro1">
          <table:table-cell table:style-name="ce35"/>
          <table:table-cell table:style-name="Default" table:number-columns-repeated="11"/>
          <table:table-cell table:style-name="ce35" table:number-columns-repeated="13"/>
          <table:table-cell table:number-columns-repeated="16359"/>
        </table:table-row>
        <table:table-row table:style-name="ro1">
          <table:table-cell table:style-name="ce35"/>
          <table:table-cell table:style-name="Default" table:number-columns-repeated="9"/>
          <table:table-cell table:style-name="ce35" table:number-columns-repeated="15"/>
          <table:table-cell table:number-columns-repeated="16359"/>
        </table:table-row>
        <table:table-row table:style-name="ro1" table:number-rows-repeated="958">
          <table:table-cell table:style-name="ce35" table:number-columns-repeated="25"/>
          <table:table-cell table:number-columns-repeated="16359"/>
        </table:table-row>
        <table:table-row table:style-name="ro4" table:number-rows-repeated="104757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number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number:min-decimal-places="2" number:min-integer-digits="1" number:grouping="true"/>
    </number:number-style>
    <number:number-style style:name="N108">
      <number:text>-€ 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number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42cm" fo:page-height="29.7cm" style:num-format="1" style:print-orientation="landscape" fo:margin-top="2.499cm" fo:margin-bottom="2.499cm" fo:margin-left="1.9cm" fo:margin-right="1.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oglio1" style:display-name="PageStyle_Foglio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04T10:08:38.695095118</dc:date>
    <meta:editing-duration>PT16M33S</meta:editing-duration>
    <meta:editing-cycles>10</meta:editing-cycles>
    <meta:generator>LibreOffice/7.4.7.2$Linux_X86_64 LibreOffice_project/40$Build-2</meta:generator>
    <meta:document-statistic meta:table-count="1" meta:cell-count="82" meta:object-count="0"/>
  </office:meta>
</office:document-meta>
</file>